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OpenGL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igh Frametime</text:p>
          </table:table-cell>
          <table:table-cell office:value-type="float" office:value="34.56" table:style-name="ce1">
            <text:p>34.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w Frametime</text:p>
          </table:table-cell>
          <table:table-cell office:value-type="float" office:value="12.8" table:style-name="ce1">
            <text:p>12.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OpenGL Score</text:p>
          </table:table-cell>
          <table:table-cell office:value-type="percentage" office:value="23.68" table:formula="of:=([.B3]+[.B4])/2" table:style-name="ce2">
            <text:p>2368%</text:p>
          </table:table-cell>
          <table:table-cell table:number-columns-repeated="9" table:style-name="ce2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Vulkan/Forward+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igh Frametime</text:p>
          </table:table-cell>
          <table:table-cell office:value-type="float" office:value="29.52" table:style-name="ce1">
            <text:p>29.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w Frametime</text:p>
          </table:table-cell>
          <table:table-cell office:value-type="float" office:value="9.3699999999999992" table:style-name="ce1">
            <text:p>9.3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Vulkan Score</text:p>
          </table:table-cell>
          <table:table-cell office:value-type="float" office:value="19.445" table:formula="of:=([.B11]+[.B12])/2" table:style-name="ce1">
            <text:p>19.445</text:p>
          </table:table-cell>
          <table:table-cell office:value-type="float" office:value="0" table:formula="of:=([.C11]+[.C12])/2" table:style-name="ce1">
            <text:p>0</text:p>
          </table:table-cell>
          <table:table-cell office:value-type="float" office:value="0" table:formula="of:=([.D11]+[.D12])/2" table:style-name="ce1">
            <text:p>0</text:p>
          </table:table-cell>
          <table:table-cell office:value-type="float" office:value="0" table:formula="of:=([.E11]+[.E12])/2" table:style-name="ce1">
            <text:p>0</text:p>
          </table:table-cell>
          <table:table-cell office:value-type="float" office:value="0" table:formula="of:=([.F11]+[.F12])/2" table:style-name="ce1">
            <text:p>0</text:p>
          </table:table-cell>
          <table:table-cell office:value-type="float" office:value="0" table:formula="of:=([.G11]+[.G12])/2" table:style-name="ce1">
            <text:p>0</text:p>
          </table:table-cell>
          <table:table-cell office:value-type="float" office:value="0" table:formula="of:=([.H11]+[.H12])/2" table:style-name="ce1">
            <text:p>0</text:p>
          </table:table-cell>
          <table:table-cell office:value-type="float" office:value="0" table:formula="of:=([.I11]+[.I12])/2" table:style-name="ce1">
            <text:p>0</text:p>
          </table:table-cell>
          <table:table-cell office:value-type="float" office:value="0" table:formula="of:=([.J11]+[.J12])/2" table:style-name="ce1">
            <text:p>0</text:p>
          </table:table-cell>
          <table:table-cell office:value-type="float" office:value="0" table:formula="of:=([.K11]+[.K12])/2" table:style-name="ce1">
            <text:p>0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Feiler, Nathan</meta:initial-creator>
    <dc:creator>Feiler, Nathan</dc:creator>
    <meta:creation-date>2024-05-09T16:44:02Z</meta:creation-date>
    <dc:date>2024-05-09T17:06:33Z</dc:date>
  </office:meta>
</office:document-meta>
</file>